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Segoe UI" svg:font-family="'Segoe UI'" style:font-family-generic="swiss"/>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name-asian="Times New Roman" style:font-size-asian="14pt" style:font-size-complex="14pt"/>
    </style:style>
    <style:style style:name="P2" style:family="paragraph" style:parent-style-name="Standard">
      <style:paragraph-properties fo:margin-top="0cm" fo:margin-bottom="0.282cm" style:contextual-spacing="false" fo:line-height="108%" fo:text-align="justify" style:justify-single-word="false"/>
    </style:style>
    <style:style style:name="P3" style:family="paragraph" style:parent-style-name="Standard">
      <style:paragraph-properties fo:margin-top="0cm" fo:margin-bottom="0.282cm" style:contextual-spacing="false" fo:line-height="108%" fo:text-align="justify" style:justify-single-word="false"/>
      <style:text-properties style:font-name="Calibri" fo:font-size="14pt" style:font-name-asian="Times New Roman" style:font-size-asian="14pt" style:font-name-complex="Calibri1" style:font-size-complex="14pt"/>
    </style:style>
    <style:style style:name="P4" style:family="paragraph" style:parent-style-name="Standard">
      <style:paragraph-properties fo:margin-top="0cm" fo:margin-bottom="0.282cm" style:contextual-spacing="false" fo:line-height="108%" fo:text-align="justify" style:justify-single-word="false"/>
      <style:text-properties style:font-name="Calibri" fo:font-size="14pt" officeooo:rsid="001b220f" officeooo:paragraph-rsid="001b220f" style:font-name-asian="Times New Roman" style:font-size-asian="14pt" style:font-name-complex="Calibri1" style:font-size-complex="14pt"/>
    </style:style>
    <style:style style:name="P5"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style>
    <style:style style:name="P6"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color="#222222" loext:opacity="100%" style:font-name="Calibri" fo:font-size="14pt" style:font-name-asian="Times New Roman" style:font-size-asian="14pt" style:font-name-complex="Calibri1" style:font-size-complex="14pt"/>
    </style:style>
    <style:style style:name="P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22222" loext:opacity="100%" style:font-name="Calibri" fo:font-size="14pt" style:font-name-asian="Times New Roman" style:font-size-asian="14pt" style:font-name-complex="Calibri1" style:font-size-complex="14pt"/>
    </style:style>
    <style:style style:name="P8" style:family="paragraph" style:parent-style-name="Standard">
      <style:paragraph-properties fo:margin-top="0cm" fo:margin-bottom="0.282cm" style:contextual-spacing="false" fo:line-height="108%" fo:text-align="justify" style:justify-single-word="false"/>
      <style:text-properties style:font-name="Calibri" fo:font-size="14pt" style:font-name-asian="Calibri1" style:font-size-asian="14pt" style:font-name-complex="Calibri1" style:font-size-complex="14pt"/>
    </style:style>
    <style:style style:name="T1" style:family="text">
      <style:text-properties fo:font-size="14pt" style:font-name-asian="Times New Roman" style:font-size-asian="14pt" style:font-size-complex="14pt"/>
    </style:style>
    <style:style style:name="T2" style:family="text">
      <style:text-properties style:font-name="Calibri" fo:font-size="14pt" fo:font-weight="bold" style:font-name-asian="Times New Roman" style:font-size-asian="14pt" style:font-weight-asian="bold" style:font-name-complex="Calibri1" style:font-size-complex="14pt" style:font-weight-complex="bold"/>
    </style:style>
    <style:style style:name="T3" style:family="text">
      <style:text-properties style:font-name="Calibri" fo:font-size="14pt" style:font-name-asian="Times New Roman" style:font-size-asian="14pt" style:font-name-complex="Calibri1" style:font-size-complex="14pt"/>
    </style:style>
    <style:style style:name="T4" style:family="text">
      <style:text-properties fo:color="#222222" loext:opacity="100%" style:font-name="Calibri" fo:font-size="14pt" style:font-name-asian="Times New Roman" style:font-size-asian="14pt" style:font-name-complex="Calibri1" style:font-size-complex="14pt"/>
    </style:style>
    <style:style style:name="T5" style:family="text">
      <style:text-properties fo:color="#000000" loext:opacity="100%" style:font-name="Calibri" fo:font-size="14pt" fo:font-weight="bold" style:font-name-asian="Times New Roman" style:font-size-asian="14pt" style:font-weight-asian="bold" style:font-name-complex="Calibri1" style:font-size-complex="14pt" style:font-weight-complex="bold"/>
    </style:style>
    <style:style style:name="T6" style:family="text">
      <style:text-properties fo:color="#222222" loext:opacity="100%" style:font-name="Calibri" fo:font-size="14pt" fo:font-weight="bold" style:font-name-asian="Times New Roman" style:font-size-asian="14pt" style:font-weight-asian="bold" style:font-name-complex="Calibri1" style:font-size-complex="14pt" style:font-weight-complex="bold"/>
    </style:style>
    <style:style style:name="T7" style:family="text">
      <style:text-properties fo:color="#000000" loext:opacity="100%" style:font-name="Calibri" fo:font-size="14pt" style:font-name-asian="Times New Roman" style:font-size-asian="14pt" style:font-name-complex="Calibri1" style:font-size-complex="14pt"/>
    </style:style>
    <style:style style:name="T8" style:family="text">
      <style:text-properties fo:color="#222222" loext:opacity="100%" fo:font-size="14pt" style:font-name-asian="Times New Roman" style:font-size-asian="14pt" style:font-name-complex="Calibri1" style:font-size-complex="14pt"/>
    </style:style>
    <style:style style:name="T9" style:family="text">
      <style:text-properties fo:color="#000000" loext:opacity="100%" fo:font-size="14pt" style:font-name-asian="Times New Roman" style:font-size-asian="14pt" style:font-name-complex="Calibri1" style:font-size-complex="14pt"/>
    </style:style>
    <style:style style:name="T10" style:family="text">
      <style:text-properties style:font-name="Calibri" fo:font-size="14pt" style:font-name-asian="Calibri1" style:font-size-asian="14pt" style:font-name-complex="Calibri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2"><text:span text:style-name="T3"><text:s text:c="25"/><text:tab/><text:tab/></text:span><text:span text:style-name="T2">STATEMENT OF PURPOSE</text:span></text:p>
      <text:p text:style-name="P3" loext:marker-style-name="T3"/>
      <text:p text:style-name="P2" loext:marker-style-name="T3"><text:span text:style-name="T3">All our dreams can come true; if we have the courage to pursue them. Walt Disney, a dreamer himself, who believed in his dreams and did all his best to pursue his dream. <text:s/>I, Peri Srinivas, with a dream of pursuing my career in the Cyber World, am writing this statement of purpose to enroll in course of Computing in Network &amp; Information Security provided by your university. Before I mention my reasons for applying to your university, please allow me to introduce myself.</text:span><text:span text:style-name="T3"/></text:p>
      <text:p text:style-name="P3" loext:marker-style-name="T3"/>
      <text:p text:style-name="P2" loext:marker-style-name="T2"><text:span text:style-name="T2">Introduction and Educational Background: </text:span><text:span text:style-name="T2"/></text:p>
      <text:p text:style-name="P2" loext:marker-style-name="T3"><text:span text:style-name="T3">My name is PERI SRINIVAS CHAKRAVARTHY. <text:s/>I did my undergraduate in engineering from the Godavari Institute of Engineering and Technology, affiliated to Jawaharlal Nehru Technological University, Kakinada in the year 2018 with a GPA of 7.1. During my four years of under graduation, the technical skills that I acquired are Languages: basics of C, C++, Java, HTML, PHP; Database: Oracle 10g; Packages: MS Office; Operating Systems: windows 7/8/10, Linux.</text:span><text:span text:style-name="T3"/></text:p>
      <text:p text:style-name="P4" loext:marker-style-name="T3">­</text:p>
      <text:p text:style-name="P2" loext:marker-style-name="T2"><text:span text:style-name="T2">Why choose this Course (Computing Science):</text:span><text:span text:style-name="T2"/></text:p>
      <text:p text:style-name="P2" loext:marker-style-name="T3"><text:span text:style-name="T3">I realized if I am interested in something, I can understand it better and my interest was always in the usage of computers. <text:s/>Given an option to choose between the challenging streams in engineering, I took up computer science. <text:s/>During my study tenure, an entirely different interest started to manifest inside of me and there was this question within me whether the information uploaded or stored in the </text:span><text:soft-page-break/><text:span text:style-name="T3">server is really secure? And I started to think about the best way would be to hide others’ information securely and that is when I came across the field known as Information Security which covers all the aspects of what I have been thinking and learning something which I am not familiar with is always challenging. In my final semester, when working on our final year project, a team member was working on securing the data from others and that is when I realize that there's so much more to this field which I am not familiar with. So, I spent a lot of time researching on what are the endless possibilities of pursing this as a career. After a thorough research, the results were remarkable, and I developed a predilection towards cyber world and I decided on to pursue cyber world. <text:s/>There is nothing better than studying from a top institution which is specialized in this course.</text:span><text:span text:style-name="T3"/></text:p>
      <text:p text:style-name="P2" loext:marker-style-name="T3"><text:span text:style-name="T3">While doing a certification for Ethical Hacking in the latest version V10; which is on the Expert level and this taught me penetration testing, I was keener on the practical application and thus I tried implementing it in my final year project where I developed an application which mainly works as the attendance system. Although the output was negative of implementing or providing the security to the application, I learned there are various means of that only when I started the course on my Ethical Hacking.</text:span><text:span text:style-name="T3"/></text:p>
      <text:p text:style-name="P2" loext:marker-style-name="T3"><text:span text:style-name="T3">Besides doing well in academics, I took part in many seminars and workshops; I attended a 2 days seminar which was mostly on the present technical industry and various fields of that industry such as Cloud Computing, Machine Learning, Hacking, and Block Chain Management. <text:s/>I also attended three-day Workshop on” HTML and Web Pages” in September of 2016 organized by Miracle Software and a seminar on “Ethical Hacking” organized by BYODD BUZZ at Godavari Institute of Engineering and Technology. <text:s/>I won prizes twice in the “science expo” in the year 2014 and 2015 organized at Godavari </text:span><text:soft-page-break/><text:span text:style-name="T3">Institute of Engineering and Technology. <text:s/>To enhance my ken in engineering, I completed certification in building web pages and as mentioned above I am in the process of doing a certification course on Ethical Hacking V10 and will be giving the exam in May 2019. <text:s/>I also did an Internship at Oriental Bank of Commerce, Mumbai in 2017. <text:s/>I was also actively involved in extracurricular activities where I anchored for science expo conducted at Godavari Institute of Engineering and Technology. <text:s/>Besides being an active member of CSI, I also was the student coordinator for the event organized by “CSI” held at Godavari Institute of Engineering and Technology. <text:s/>I also was a part of various social causes where I helped in raising funds for “cancer patients” in the year of 2010.</text:span><text:span text:style-name="T3"/></text:p>
      <text:p text:style-name="P3" loext:marker-style-name="T3"/>
      <text:p text:style-name="P3" loext:marker-style-name="T3"/>
      <text:p text:style-name="P5" loext:marker-style-name="T4"><text:span text:style-name="T5">Who is supporting then and what is the source of funding?</text:span><text:span text:style-name="T6"/></text:p>
      <text:p text:style-name="P6" loext:marker-style-name="T4"/>
      <text:p text:style-name="P5" loext:marker-style-name="T4"><text:span text:style-name="T7">My two primary sources of funding are Education Loan and Savings of my parents in the form of Employment Provident Fund (EPF).</text:span><text:span text:style-name="T4"/></text:p>
      <text:p text:style-name="P6" loext:marker-style-name="T4"/>
      <text:p text:style-name="P5" loext:marker-style-name="T4"><text:span text:style-name="T7">Oriental Bank of Commerce has approved me an education</text:span><text:bookmark text:name="_GoBack"/><text:span text:style-name="T7"> loan of Rs 16,14,000/- (sanction letter attached). </text:span><text:span text:style-name="T4"/></text:p>
      <text:p text:style-name="P6" loext:marker-style-name="T4"/>
      <text:p text:style-name="P5" loext:marker-style-name="T4"><text:span text:style-name="T7">And my father Mr. Peri Rama Krishna has a savings of Rs.2,50,000/- (Letter attached) and Employment Provident Fund of Rs.10,00,000 /- (Letter attached) totaling to Rs 28,64,000 /-</text:span><text:span text:style-name="T4"/></text:p>
      <text:p text:style-name="P7" loext:marker-style-name="T4"/>
      <text:p text:style-name="P2" loext:marker-style-name="T2"><text:span text:style-name="T2">Employment History:</text:span><text:span text:style-name="T2"/></text:p>
      <text:p text:style-name="P2" loext:marker-style-name="T3"><text:span text:style-name="T3">After my graduation, I worked as a BDA and Sales Operation for 8 Months from 30/04/2018 - 5/01/2019 in Think &amp; Learn Pvt Ltd where my job roles were to communicate with leads and sell them the </text:span><text:soft-page-break/><text:span text:style-name="T3">products and managing the flow of leads that are generated, connecting with leads to invite them for seminars, maintaining the data of the number of students Joined the seminar, collecting the various modes of <text:s/>fund and maintaining the data of the same.</text:span><text:span text:style-name="T3"/></text:p>
      <text:p text:style-name="P3" loext:marker-style-name="T3"/>
      <text:p text:style-name="P2" loext:marker-style-name="T2"><text:span text:style-name="T2">Why do I choose to study in Ireland:</text:span><text:span text:style-name="T2"/></text:p>
      <text:p text:style-name="P2" loext:marker-style-name="T3"><text:span text:style-name="T3">Ireland has a young vibrant population, with 40% of the population under the age of 25; Ireland is one of the most exciting places in the world to be a student and a safe country to study in. <text:s/>Irish people are renowned for their friendliness and hospitality which greatly contributes to the ease with which overseas students adapt to student life in Ireland. <text:s/>Ireland has become a significant base of international technology with enormous scope in the field of technology and considering the growth as a student will help me in achieving my dream come true. <text:s/>After a fair amount of research, it can be said that Republic of Ireland is not only a place for students to grow but also a rich place to explore as well. Besides the methodology, the way of teaching has a uniqueness of its own which makes any student including myself makes them to reach higher levels in their career.</text:span><text:span text:style-name="T3"/></text:p>
      <text:p text:style-name="P3" loext:marker-style-name="T3"/>
      <text:p text:style-name="P2" loext:marker-style-name="T2"><text:span text:style-name="T2">Why Griffith College:</text:span><text:span text:style-name="T2"/></text:p>
      <text:p text:style-name="P2" loext:marker-style-name="T3"><text:span text:style-name="T3">The reason to apply to Griffith College is all about the course structure which is designed in a balanced module and can be helpful to boost the attributes which I am currently equipped with. Additionally, major elements are covered under core subjects that are presently running on hot steam. It not only focuses on one field of the technical world, but also gives an insight and understanding about the various other subjects. Griffith College is one of the universities that understands the diversity of various cultures bombing at one place; thus, creating a </text:span><text:soft-page-break/><text:span text:style-name="T3">home away from home. After going through a myriad of reviews by the students and the Alumni, it was a satisfactory moment to acknowledge that the professors are the ones who are extremely talented in their respective field and can help students who are choosing that field of study in their career.</text:span><text:span text:style-name="T3"/></text:p>
      <text:p text:style-name="P2" loext:marker-style-name="T3"><text:span text:style-name="T3">As mentioned previously, I am very much fond of doing a tremendous amount of research before taking any huge step and applying to your university is no less than that. I gave couple of months of my time on research before making your university my top priority to apply for. During that time, I went through all types of courses that you provided which are competent to the computers course. Then out of all the courses of computers which are being provided I selected for MSc in Computing taking Information Security as the Course that I want to master in. These are the major reasons for applying to your university.</text:span><text:span text:style-name="T3"/></text:p>
      <text:p text:style-name="P3" loext:marker-style-name="T3"/>
      <text:p text:style-name="P2" loext:marker-style-name="T2"><text:span text:style-name="T2">Future Goals:</text:span><text:span text:style-name="T2"/></text:p>
      <text:p text:style-name="P5" loext:marker-style-name="T8"><text:span text:style-name="T9">After completion of my masters in Ireland, I intend to come back to my home country and work in any leading MNC. <text:s/>Since I am doing my Master in Computing Science which further enhances my skill set, I can work in different branches of the IT industry, which continues to thrive in India such as database management, programmer, cyber security, data science, etc. <text:s/>With so many avenues to explore, I can find relevant job as well as high paying jobs here in India which is in sync with the course that I would be pursuing in my master’s. <text:s/>Hence, after completing my course I would like to work in an leading IT organization and continue to contribute to the organization.</text:span><text:span text:style-name="T8"/></text:p>
      <text:p text:style-name="P8" loext:marker-style-name="T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Segoe UI" svg:font-family="'Segoe UI'" style:font-family-generic="swiss"/>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N" style:letter-kerning="fals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F" style:font-size-asian="11pt" style:language-asian="en" style:country-asian="I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3</meta:editing-cycles>
    <meta:print-date>2019-07-13T12:32:00</meta:print-date>
    <meta:creation-date>2024-04-06T11:14:00</meta:creation-date>
    <dc:date>2024-11-01T15:41:33.406960385</dc:date>
    <meta:editing-duration>PT12M26S</meta:editing-duration>
    <meta:generator>LibreOffice/24.8.2.1$Linux_X86_64 LibreOffice_project/480$Build-1</meta:generator>
    <meta:document-statistic meta:table-count="0" meta:image-count="0" meta:object-count="0" meta:page-count="5" meta:paragraph-count="22" meta:word-count="1407" meta:character-count="8253" meta:non-whitespace-character-count="6820"/>
    <meta:user-defined meta:name="AppVersion">14.0000</meta:user-defined>
    <meta:template xlink:type="simple" xlink:actuate="onRequest" xlink:title="Normal" xlink:href=""/>
  </office:meta>
</office:document-meta>
</file>